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imes New Roman" fo:font-size="12pt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4" style:family="paragraph" style:parent-style-name="Standard" style:master-page-name="">
      <style:paragraph-properties fo:margin-left="-0.7917in" fo:margin-right="0in" fo:text-align="center" style:justify-single-word="false" fo:text-indent="0in" style:auto-text-indent="false" style:page-number="auto"/>
    </style:style>
    <style:style style:name="P5" style:family="paragraph" style:parent-style-name="Standard">
      <style:paragraph-properties fo:margin-left="-0.7917in" fo:margin-right="0in" fo:text-align="center" style:justify-single-word="false" fo:text-indent="0in" style:auto-text-indent="false"/>
    </style:style>
    <style:style style:name="P6" style:family="paragraph" style:parent-style-name="Standard" style:master-page-name="">
      <style:paragraph-properties fo:margin-left="1.0209in" fo:margin-right="0in" fo:text-align="center" style:justify-single-word="false" fo:text-indent="0in" style:auto-text-indent="false" style:page-number="auto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size="15pt" fo:font-weight="normal" style:font-size-asian="15pt" style:font-weight-asian="normal" style:font-size-complex="15pt" style:font-weight-complex="normal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textarea-horizontal-align="center" draw:textarea-vertical-align="middl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textarea-horizontal-align="justify" draw:textarea-vertical-align="middle" draw:auto-grow-height="false" fo:min-height="0in" fo:min-width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textarea-horizontal-align="justify" draw:textarea-vertical-align="middle" draw:auto-grow-height="false" fo:min-height="0in" fo:min-width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1"><text:tab/></text:span></text:span><text:span text:style-name="Strong_20_Emphasis"><text:span text:style-name="T2">CRM(CUSTOMER RELATIONAL MANAGEMENT) </text:span></text:span></text:p>
      <text:p text:style-name="P1"><draw:ellipse text:anchor-type="paragraph" draw:z-index="25" draw:style-name="gr4" draw:text-style-name="P8" svg:width="1.7504in" svg:height="0.865in" svg:x="2.452in" svg:y="0.2291in"><text:p text:style-name="P7"><text:span text:style-name="T1">Start</text:span></text:p></draw:ellipse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draw:line text:anchor-type="paragraph" draw:z-index="26" draw:style-name="gr1" draw:text-style-name="P7" svg:x1="3.3272in" svg:y1="0.0717in" svg:x2="3.3272in" svg:y2="0.4063in"><text:p/></draw:line><text:span text:style-name="Strong_20_Emphasis"><text:span text:style-name="T1"/></text:span></text:p>
      <text:p text:style-name="P1"><draw:rect text:anchor-type="paragraph" draw:z-index="24" draw:style-name="gr4" draw:text-style-name="P8" svg:width="4.0941in" svg:height="0.9067in" svg:x="1.2646in" svg:y="0.1508in"><text:p text:style-name="P7"><text:span text:style-name="T1"><text:s/></text:span><text:span text:style-name="T1">Customer (PMSM-Personal </text:span></text:p><text:p text:style-name="P7"><text:span text:style-name="T1">Monitering Service Management)</text:span></text:p></draw:rect><text:span text:style-name="Strong_20_Emphasis"><text:span text:style-name="T1"/></text:span></text:p>
      <text:p text:style-name="P1"/>
      <text:p text:style-name="P1"/>
      <text:p text:style-name="P1"><text:span text:style-name="Strong_20_Emphasis"><text:span text:style-name="T1"/></text:span></text:p>
      <text:p text:style-name="P1"><draw:line text:anchor-type="paragraph" draw:z-index="0" draw:style-name="gr1" draw:text-style-name="P7" svg:x1="3.2752in" svg:y1="0.1862in" svg:x2="3.2752in" svg:y2="0.7173in"><text:p/></draw:line><text:span text:style-name="Strong_20_Emphasis"><text:span text:style-name="T1"/></text:span></text:p>
      <text:p text:style-name="P1"><text:span text:style-name="Strong_20_Emphasis"><text:span text:style-name="T1"/></text:span></text:p>
      <text:p text:style-name="P1"><draw:line text:anchor-type="paragraph" draw:z-index="2" draw:style-name="gr1" draw:text-style-name="P7" svg:x1="3.2752in" svg:y1="0.2063in" svg:x2="3.15in" svg:y2="0.0811in"><text:p/></draw:line><draw:line text:anchor-type="paragraph" draw:z-index="3" draw:style-name="gr1" draw:text-style-name="P7" svg:x1="3.4106in" svg:y1="0.0811in" svg:x2="3.2752in" svg:y2="0.2063in"><text:p/></draw:line><draw:rect text:anchor-type="paragraph" draw:z-index="1" draw:style-name="gr2" draw:text-style-name="P8" svg:width="4.198in" svg:height="0.7087in" svg:x="1.2335in" svg:y="0.2165in"><text:p text:style-name="P7"><text:span text:style-name="T1">Customer Raises Issue</text:span></text:p></draw:rect><text:span text:style-name="Strong_20_Emphasis"><text:span text:style-name="T1"/></text:span></text:p>
      <text:p text:style-name="P4"><draw:line text:anchor-type="paragraph" draw:z-index="4" draw:style-name="gr1" draw:text-style-name="P7" svg:x1="3.2752in" svg:y1="0.6693in" svg:x2="3.2752in" svg:y2="1.2421in"><text:p/></draw:line><draw:line text:anchor-type="paragraph" draw:z-index="5" draw:style-name="gr1" draw:text-style-name="P7" svg:x1="3.098in" svg:y1="1.128in" svg:x2="3.2752in" svg:y2="1.2425in"><text:p/></draw:line><draw:rect text:anchor-type="paragraph" draw:z-index="6" draw:style-name="gr2" draw:text-style-name="P7" svg:width="4.313in" svg:height="0.8024in" svg:x="1.2126in" svg:y="1.2839in"><text:p text:style-name="P7"><text:s/><text:span text:style-name="T1">User Acceptance Testing</text:span></text:p><text:p text:style-name="P7"><text:span text:style-name="T1"><text:s/></text:span><text:span text:style-name="T1">(Customer Users Test)</text:span></text:p></draw:rect><draw:line text:anchor-type="paragraph" draw:z-index="7" draw:style-name="gr1" draw:text-style-name="P7" svg:x1="3.2752in" svg:y1="1.2425in" svg:x2="3.4417in" svg:y2="1.128in"><text:p/></draw:line><draw:line text:anchor-type="paragraph" draw:z-index="32" draw:style-name="gr1" draw:text-style-name="P7" svg:x1="3.3063in" svg:y1="2.3303in" svg:x2="3.3063in" svg:y2="2.0858in"><text:p/></draw:line><draw:custom-shape text:anchor-type="paragraph" draw:z-index="31" draw:style-name="gr5" svg:width="0.8752in" svg:height="0.8543in" svg:x="2.8689in" svg:y="2.3307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29" draw:style-name="gr1" draw:text-style-name="P7" svg:x1="3.2752in" svg:y1="2.7563in" svg:x2="2.0772in" svg:y2="2.7563in"><text:p/></draw:line><draw:line text:anchor-type="paragraph" draw:z-index="30" draw:style-name="gr1" draw:text-style-name="P7" svg:x1="3.1291in" svg:y1="2.7563in" svg:x2="4.6602in" svg:y2="2.7382in"><text:p/></draw:line><draw:rect text:anchor-type="paragraph" draw:z-index="28" draw:style-name="gr4" draw:text-style-name="P8" svg:width="1.5213in" svg:height="0.5421in" svg:x="4.6602in" svg:y="2.5165in"><text:p text:style-name="P7"><text:span text:style-name="T1">Issues invalid</text:span></text:p></draw:rect><draw:rect text:anchor-type="paragraph" draw:z-index="27" draw:style-name="gr4" draw:text-style-name="P7" svg:width="1.6252in" svg:height="0.5213in" svg:x="0.4728in" svg:y="2.4957in"><text:p text:style-name="P7"><text:span text:style-name="T1">Issues Valid</text:span> </text:p></draw:rect><draw:line text:anchor-type="paragraph" draw:z-index="33" draw:style-name="gr1" draw:text-style-name="P7" svg:x1="1.2024in" svg:y1="3.0165in" svg:x2="1.2024in" svg:y2="3.6185in"><text:p/></draw:line><draw:line text:anchor-type="paragraph" draw:z-index="34" draw:style-name="gr1" draw:text-style-name="P7" svg:x1="5.2646in" svg:y1="3.0583in" svg:x2="5.2646in" svg:y2="3.561in"><text:p/></draw:line><draw:rect text:anchor-type="paragraph" draw:z-index="54" draw:style-name="gr2" draw:text-style-name="P7" svg:width="0.5421in" svg:height="0.2189in" svg:x="4.0563in" svg:y="2.4571in"><text:p text:style-name="P7">NO</text:p></draw:rect><draw:rect text:anchor-type="paragraph" draw:z-index="55" draw:style-name="gr2" draw:text-style-name="P7" svg:width="0.4795in" svg:height="0.198in" svg:x="2.3063in" svg:y="2.4673in"><text:p text:style-name="P7">YES</text:p></draw:rect><text:span text:style-name="Strong_20_Emphasis"><text:span text:style-name="T3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text:span text:style-name="Strong_20_Emphasis"><text:span text:style-name="T3"><text:tab/><text:tab/><text:tab/></text:span></text:span><text:span text:style-name="Strong_20_Emphasis"><text:span text:style-name="T4"> </text:span></text:span><text:span text:style-name="Strong_20_Emphasis"><text:span text:style-name="T3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5"><text:tab/><text:tab/><text:tab/><text:tab/><text:tab/><text:tab/><text:tab/><text:tab/><text:tab/><text:tab/><text:tab/><text:tab/><text:tab/><text:tab/><text:tab/><text:tab/></text:p>
      <text:p text:style-name="P5"><draw:rect text:anchor-type="paragraph" draw:z-index="8" draw:style-name="gr3" draw:text-style-name="P8" svg:width="3.6567in" svg:height="0.8024in" svg:x="-0.0165in" svg:y="0.0945in"><text:p><text:span text:style-name="T1"><text:s/></text:span><text:span text:style-name="T1">Requirement Collection</text:span></text:p><text:p><text:span text:style-name="T1">(Development Engineer gathers details)</text:span></text:p></draw:rect><draw:rect text:anchor-type="paragraph" draw:z-index="35" draw:style-name="gr4" draw:text-style-name="P8" svg:width="2.7921in" svg:height="0.7713in" svg:x="4.15in" svg:y="0.0472in"><text:p text:style-name="P7"><text:span text:style-name="T1">Notify Customer /Close Ticket</text:span></text:p></draw:rect></text:p>
      <text:p text:style-name="P2"><text:span text:style-name="Strong_20_Emphasis"><text:span text:style-name="T3"><text:tab/> <text:s text:c="11"/></text:span></text:span><text:span text:style-name="Strong_20_Emphasis"><text:span text:style-name="T4"><text:s/></text:span></text:span></text:p>
      <text:p text:style-name="P5"/>
      <text:p text:style-name="P5"><draw:line text:anchor-type="paragraph" draw:z-index="38" draw:style-name="gr1" draw:text-style-name="P7" svg:x1="5.2752in" svg:y1="0.2in" svg:x2="5.2752in" svg:y2="0.8874in"><text:p/></draw:line><text:span text:style-name="Strong_20_Emphasis"><text:span text:style-name="T3"/></text:span></text:p>
      <text:p text:style-name="P5"><draw:line text:anchor-type="paragraph" draw:z-index="37" draw:style-name="gr1" draw:text-style-name="P7" svg:x1="1.202in" svg:y1="0.0126in" svg:x2="1.202in" svg:y2="0.839in"><text:p/></draw:line><text:span text:style-name="Strong_20_Emphasis"><text:span text:style-name="T3"><text:tab/></text:span></text:span></text:p>
      <text:p text:style-name="P5"><draw:line text:anchor-type="paragraph" draw:z-index="39" draw:style-name="gr1" draw:text-style-name="P7" svg:x1="5.2752in" svg:y1="0.3764in" svg:x2="5.4417in" svg:y2="0.2512in"><text:p/></draw:line><draw:line text:anchor-type="paragraph" draw:z-index="50" draw:style-name="gr1" draw:text-style-name="P7" svg:x1="5.1291in" svg:y1="0.2409in" svg:x2="5.2748in" svg:y2="0.3764in"><text:p/></draw:line><text:span text:style-name="Strong_20_Emphasis"><text:span text:style-name="T3"/></text:span></text:p>
      <text:p text:style-name="P5"><draw:line text:anchor-type="paragraph" draw:z-index="10" draw:style-name="gr1" draw:text-style-name="P7" svg:x1="1.2024in" svg:y1="0.328in" svg:x2="1.3689in" svg:y2="0.2028in"><text:p/></draw:line><draw:line text:anchor-type="paragraph" draw:z-index="11" draw:style-name="gr1" draw:text-style-name="P7" svg:x1="1.0563in" svg:y1="0.2028in" svg:x2="1.202in" svg:y2="0.3382in"><text:p/></draw:line><draw:ellipse text:anchor-type="paragraph" draw:z-index="36" draw:style-name="gr4" draw:text-style-name="P7" svg:width="1.448in" svg:height="0.6669in" svg:x="4.5772in" svg:y="0.1311in"><text:p text:style-name="P7">END</text:p></draw:ellipse><text:span text:style-name="Strong_20_Emphasis"><text:span text:style-name="T3"/></text:span></text:p>
      <text:p text:style-name="P5"><draw:rect text:anchor-type="paragraph" draw:z-index="9" draw:style-name="gr4" draw:text-style-name="P8" svg:width="3.9898in" svg:height="0.9689in" svg:x="0.0146in" svg:y="0.072in"><text:p text:style-name="P7"><text:span text:style-name="T1">Ticket Allocation (Project Lead) </text:span></text:p><text:p text:style-name="P7"><text:span text:style-name="T1">Creates Job Card ID &amp; Ticket ID</text:span></text:p><text:p text:style-name="P7"><text:span text:style-name="T1"><text:s text:c="3"/></text:span><text:span text:style-name="T1">Assigns to Development Engineer <text:s/></text:span></text:p></draw:rect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draw:line text:anchor-type="paragraph" draw:z-index="13" draw:style-name="gr1" draw:text-style-name="P7" svg:x1="1.202in" svg:y1="1.2102in" svg:x2="1.202in" svg:y2="2.0193in"><text:p/></draw:line><text:span text:style-name="Strong_20_Emphasis"><text:span text:style-name="T3"/></text:span></text:p>
      <text:p text:style-name="P6"><draw:line text:anchor-type="paragraph" draw:z-index="15" draw:style-name="gr1" draw:text-style-name="P7" svg:x1="1.0327in" svg:y1="-0.089in" svg:x2="1.1783in" svg:y2="0.0236in"><text:p/></draw:line><draw:line text:anchor-type="paragraph" draw:z-index="14" draw:style-name="gr1" draw:text-style-name="P7" svg:x1="1.1787in" svg:y1="0.0236in" svg:x2="1.3469in" svg:y2="-0.1083in"><text:p/></draw:line><draw:rect text:anchor-type="paragraph" draw:z-index="12" draw:style-name="gr4" draw:text-style-name="P8" svg:width="4.2398in" svg:height="1.065in" svg:x="0.0043in" svg:y="0.0236in"><text:p text:style-name="P7"><text:span text:style-name="T1">Issue Fixing (Development Engineer)</text:span></text:p><text:p text:style-name="P7"><text:span text:style-name="T1">Analyze issue</text:span></text:p><text:p text:style-name="P7"><text:span text:style-name="T1"><text:s/></text:span><text:span text:style-name="T1">Fix &amp; test internally </text:span></text:p></draw:rect><draw:line text:anchor-type="paragraph" draw:z-index="51" draw:style-name="gr1" draw:text-style-name="P7" svg:x1="1.1783in" svg:y1="-0.7854in" svg:x2="1.1783in" svg:y2="0.0236in"><text:p/></draw:line><draw:line text:anchor-type="paragraph" draw:z-index="16" draw:style-name="gr1" draw:text-style-name="P7" svg:x1="1.2228in" svg:y1="1.0882in" svg:x2="1.2228in" svg:y2="1.5984in"><text:p/></draw:line><draw:line text:anchor-type="paragraph" draw:z-index="17" draw:style-name="gr1" draw:text-style-name="P7" svg:x1="1.2228in" svg:y1="1.5984in" svg:x2="1.4in" svg:y2="1.411in"><text:p/></draw:line><draw:line text:anchor-type="paragraph" draw:z-index="18" draw:style-name="gr1" draw:text-style-name="P7" svg:x1="1.0563in" svg:y1="1.4217in" svg:x2="1.2228in" svg:y2="1.5988in"><text:p/></draw:line><draw:rect text:anchor-type="paragraph" draw:z-index="19" draw:style-name="gr4" draw:text-style-name="P7" svg:width="4.115in" svg:height="1.1358in" svg:x="0.0146in" svg:y="1.6091in"><text:p text:style-name="P7"><text:span text:style-name="T1">Implementation (Project Lead)</text:span></text:p><text:p text:style-name="P7"><text:span text:style-name="T1">Prepare Patch</text:span></text:p><text:p text:style-name="P7"><text:span text:style-name="T1">Update Patch in Customer Server</text:span></text:p></draw:rect><text:soft-page-break/><text:span text:style-name="Strong_20_Emphasis"><text:span text:style-name="T3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2"><draw:line text:anchor-type="paragraph" draw:z-index="20" draw:style-name="gr1" draw:text-style-name="P7" svg:x1="1.2335in" svg:y1="0.7in" svg:x2="1.2335in" svg:y2="1.1791in"><text:p/></draw:line><text:span text:style-name="Strong_20_Emphasis"><text:span text:style-name="T3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5"><draw:line text:anchor-type="paragraph" draw:z-index="21" draw:style-name="gr1" draw:text-style-name="P7" svg:x1="1.2335in" svg:y1="0.4122in" svg:x2="1.4106in" svg:y2="0.2248in"><text:p/></draw:line><draw:line text:anchor-type="paragraph" draw:z-index="22" draw:style-name="gr1" draw:text-style-name="P7" svg:x1="1.0665in" svg:y1="0.2354in" svg:x2="1.2331in" svg:y2="0.4126in"><text:p/></draw:line><text:span text:style-name="Strong_20_Emphasis"><text:span text:style-name="T3"/></text:span></text:p>
      <text:p text:style-name="P5"><draw:rect text:anchor-type="paragraph" draw:z-index="23" draw:style-name="gr4" draw:text-style-name="P8" svg:width="4.0524in" svg:height="1.1252in" svg:x="0.0146in" svg:y="0.178in"><text:p text:style-name="P7"><text:span text:style-name="T1"><text:s/></text:span><text:span text:style-name="T1">Customer Validates Patch</text:span></text:p><text:p text:style-name="P7"><text:span text:style-name="T1">If issue resolved, ticket closed </text:span></text:p><text:p text:style-name="P7"><text:span text:style-name="T1"/></text:p></draw:rect><text:span text:style-name="Strong_20_Emphasis"><text:span text:style-name="T3"/></text:span></text:p>
      <text:p text:style-name="P5"><text:span text:style-name="Strong_20_Emphasis"><text:span text:style-name="T3"><text:tab/><text:tab/><text:tab/></text:span></text:span></text:p>
      <text:p text:style-name="P5"><text:span text:style-name="Strong_20_Emphasis"><text:span text:style-name="T3"/></text:span></text:p>
      <text:p text:style-name="P5"><text:span text:style-name="Strong_20_Emphasis"><text:span text:style-name="T3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2"><draw:custom-shape text:anchor-type="paragraph" draw:z-index="42" draw:style-name="gr6" svg:width="0.8441in" svg:height="0.865in" svg:x="0.7854in" svg:y="0.4016in"><text:p><text:tab/><text:tab/><text:tab/><text:tab/><text:tab/><text:tab/><text:tab/><text:tab/><text:tab/><text:tab/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43" draw:style-name="gr1" draw:text-style-name="P7" svg:x1="1.2126in" svg:y1="0.0252in" svg:x2="1.2126in" svg:y2="0.3913in"><text:p/></draw:line><draw:line text:anchor-type="paragraph" draw:z-index="44" draw:style-name="gr1" draw:text-style-name="P7" svg:x1="1.6291in" svg:y1="0.839in" svg:x2="3.2228in" svg:y2="0.839in"><text:p/></draw:lin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3"><draw:rect text:anchor-type="paragraph" draw:z-index="41" draw:style-name="gr4" draw:text-style-name="P8" svg:width="1.9898in" svg:height="0.6878in" svg:x="3.2335in" svg:y="0.0807in"><text:p text:style-name="P7"><text:span text:style-name="T1">Issue Not Resolved</text:span></text:p></draw:rect><draw:rect text:anchor-type="paragraph" draw:z-index="53" draw:style-name="gr2" draw:text-style-name="P7" svg:width="0.615in" svg:height="0.2295in" svg:x="2.4209in" svg:y="0.1429in"><text:p text:style-name="P7">NO</text:p></draw:rect></text:p>
      <text:p text:style-name="P2"><draw:line text:anchor-type="paragraph" draw:z-index="48" draw:style-name="gr1" draw:text-style-name="P7" svg:x1="4.2232in" svg:y1="0.5764in" svg:x2="4.2335in" svg:y2="1.5138in"><text:p/></draw:line><draw:line text:anchor-type="paragraph" draw:z-index="45" draw:style-name="gr1" draw:text-style-name="P7" svg:x1="1.202in" svg:y1="0.6909in" svg:x2="1.202in" svg:y2="1.4929in"><text:p/></draw:line><draw:rect text:anchor-type="paragraph" draw:z-index="40" draw:style-name="gr4" draw:text-style-name="P7" svg:width="1.6358in" svg:height="0.7398in" svg:x="0.3791in" svg:y="1.4929in"><text:p text:style-name="P7"><text:s/><text:span text:style-name="T1">Issue Resolved?</text:span></text:p></draw:rect><draw:rect text:anchor-type="paragraph" draw:z-index="49" draw:style-name="gr4" draw:text-style-name="P8" svg:width="1.8024in" svg:height="0.5732in" svg:x="3.5043in" svg:y="1.511in"><text:p text:style-name="P7"><text:span text:style-name="T1"><text:s/></text:span><text:span text:style-name="T1">Back to Dev </text:span></text:p><text:p text:style-name="P7"><text:span text:style-name="T1"><text:s text:c="5"/></text:span><text:span text:style-name="T1">Fix Issue Again</text:span></text:p></draw:rect><draw:rect text:anchor-type="paragraph" draw:z-index="52" draw:style-name="gr2" draw:text-style-name="P7" svg:width="0.6461in" svg:height="0.2189in" svg:x="1.3374in" svg:y="0.7638in"><text:p text:style-name="P7">YES</text:p></draw:rect><draw:line text:anchor-type="paragraph" draw:z-index="46" draw:style-name="gr1" draw:text-style-name="P7" svg:x1="1.202in" svg:y1="2.2327in" svg:x2="1.202in" svg:y2="2.8579in"><text:p/></draw:line><draw:ellipse text:anchor-type="paragraph" draw:z-index="47" draw:style-name="gr4" draw:text-style-name="P8" svg:width="1.5213in" svg:height="0.7606in" svg:x="0.5043in" svg:y="2.8575in"><text:p text:style-name="P7"><text:span text:style-name="T1">Close Ticket <text:s text:c="2"/></text:span></text:p><text:p text:style-name="P7"><text:span text:style-name="T1"><text:s text:c="3"/></text:span><text:span text:style-name="T1">End Process</text:span></text:p></draw:ellipse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1-28T15:41:32.77</meta:creation-date>
    <dc:date>2025-12-20T10:06:33.96</dc:date>
    <meta:editing-duration>PT5H18M6S</meta:editing-duration>
    <meta:editing-cycles>13</meta:editing-cycles>
    <meta:generator>OpenOffice/4.1.11$Win32 OpenOffice.org_project/4111m1$Build-9808</meta:generator>
    <meta:document-statistic meta:table-count="0" meta:image-count="0" meta:object-count="0" meta:page-count="2" meta:paragraph-count="11" meta:word-count="3" meta:character-count="471"/>
    <dc:creator>charan  shiv</dc:creator>
  </office:meta>
</office:document-meta>
</file>